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220b2" officeooo:paragraph-rsid="001220b2"/>
    </style:style>
    <style:style style:name="P2" style:family="paragraph" style:parent-style-name="Heading_20_3">
      <style:text-properties officeooo:rsid="001220b2"/>
    </style:style>
    <style:style style:name="P3" style:family="paragraph" style:parent-style-name="Standard">
      <style:text-properties officeooo:rsid="001220b2"/>
    </style:style>
    <style:style style:name="P4" style:family="paragraph" style:parent-style-name="Standard">
      <style:text-properties officeooo:rsid="001220b2" officeooo:paragraph-rsid="001220b2"/>
    </style:style>
    <style:style style:name="P5" style:family="paragraph" style:parent-style-name="Standard">
      <style:text-properties style:text-underline-style="solid" style:text-underline-width="auto" style:text-underline-color="font-color" officeooo:rsid="001220b2" officeooo:paragraph-rsid="001220b2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7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/>
    <style:style style:name="P22" style:family="paragraph" style:parent-style-name="Text_20_body" style:list-style-name="L9">
      <style:paragraph-properties fo:margin-top="0cm" fo:margin-bottom="0cm" style:contextual-spacing="false"/>
    </style:style>
    <style:style style:name="P23" style:family="paragraph" style:parent-style-name="Text_20_body" style:list-style-name="L10"/>
    <style:style style:name="P24" style:family="paragraph" style:parent-style-name="Text_20_body" style:list-style-name="L10">
      <style:paragraph-properties fo:margin-top="0cm" fo:margin-bottom="0cm" style:contextual-spacing="false"/>
    </style:style>
    <style:style style:name="P25" style:family="paragraph" style:parent-style-name="Text_20_body" style:list-style-name="L11"/>
    <style:style style:name="P26" style:family="paragraph" style:parent-style-name="Text_20_body" style:list-style-name="L11">
      <style:paragraph-properties fo:margin-top="0cm" fo:margin-bottom="0cm" style:contextual-spacing="false"/>
    </style:style>
    <style:style style:name="P27" style:family="paragraph" style:parent-style-name="Text_20_body" style:list-style-name="L12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cm" fo:margin-bottom="0cm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5">
      <style:paragraph-properties fo:margin-top="0cm" fo:margin-bottom="0cm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 style:list-style-name="L16">
      <style:paragraph-properties fo:margin-top="0cm" fo:margin-bottom="0cm" style:contextual-spacing="false"/>
    </style:style>
    <style:style style:name="P37" style:family="paragraph" style:parent-style-name="Text_20_body" style:list-style-name="L17"/>
    <style:style style:name="P38" style:family="paragraph" style:parent-style-name="Text_20_body" style:list-style-name="L17">
      <style:paragraph-properties fo:margin-top="0cm" fo:margin-bottom="0cm" style:contextual-spacing="false"/>
    </style:style>
    <style:style style:name="P39" style:family="paragraph" style:parent-style-name="Text_20_body" style:list-style-name="L18"/>
    <style:style style:name="P40" style:family="paragraph" style:parent-style-name="Text_20_body" style:list-style-name="L18">
      <style:paragraph-properties fo:margin-top="0cm" fo:margin-bottom="0cm" style:contextual-spacing="false"/>
    </style:style>
    <style:style style:name="P41" style:family="paragraph" style:parent-style-name="Text_20_body" style:list-style-name="L19"/>
    <style:style style:name="P42" style:family="paragraph" style:parent-style-name="Text_20_body" style:list-style-name="L19">
      <style:paragraph-properties fo:margin-top="0cm" fo:margin-bottom="0cm" style:contextual-spacing="false"/>
    </style:style>
    <style:style style:name="P43" style:family="paragraph" style:parent-style-name="Text_20_body" style:list-style-name="L20"/>
    <style:style style:name="P44" style:family="paragraph" style:parent-style-name="Text_20_body" style:list-style-name="L20">
      <style:paragraph-properties fo:margin-top="0cm" fo:margin-bottom="0cm" style:contextual-spacing="false"/>
    </style:style>
    <style:style style:name="P45" style:family="paragraph" style:parent-style-name="Text_20_body" style:list-style-name="L21"/>
    <style:style style:name="P46" style:family="paragraph" style:parent-style-name="Text_20_body" style:list-style-name="L21">
      <style:paragraph-properties fo:margin-top="0cm" fo:margin-bottom="0cm" style:contextual-spacing="false"/>
    </style:style>
    <style:style style:name="P47" style:family="paragraph" style:parent-style-name="Text_20_body" style:list-style-name="L22"/>
    <style:style style:name="P48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officeooo:rsid="0014048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trong_20_Emphasis">Introducción</text:span></text:h>
      <text:p text:style-name="Text_20_body">En el contexto de la Universidad de la Sierra Sur (UNSIS), la gestión eficiente de los servicios escolares se enfrenta a desafíos crecientes debido a las demandas de los estudiantes y la necesidad de innovación tecnológica. Este ensayo analiza una solución integral que combina notificaciones inteligentes, evaluación socioeconómica mediante IA, y recolección y uso de datos biométricos para optimizar los procesos y mejorar la experiencia estudiantil.</text:p>
      <text:h text:style-name="Heading_20_3" text:outline-level="3"><text:span text:style-name="Strong_20_Emphasis">1. Notificaciones Inteligentes para la Entrega del Proyecto Legere</text:span></text:h>
      <text:p text:style-name="Text_20_body">El uso de relojes inteligentes como herramienta de notificación puede revolucionar la forma en que los estudiantes gestionan sus plazos.</text:p>
      <text:h text:style-name="Heading_20_4" text:outline-level="4"><text:span text:style-name="Strong_20_Emphasis">Características del sistema</text:span></text:h>
      <text:list text:style-name="L17">
        <text:list-item>
          <text:p text:style-name="P38"><text:span text:style-name="Strong_20_Emphasis">Personalización:</text:span> Mensajes claros y adaptados, como "Quedan 5 días para entregar Legere. ¡Apresúrate!".</text:p>
        </text:list-item>
        <text:list-item>
          <text:p text:style-name="P38"><text:span text:style-name="Strong_20_Emphasis">Frecuencia adaptativa:</text:span> Aumentar la periodicidad de notificaciones conforme se acerca la fecha límite.</text:p>
        </text:list-item>
        <text:list-item>
          <text:p text:style-name="P38"><text:span text:style-name="Strong_20_Emphasis">Diseño visual:</text:span> Barras de progreso e indicadores de color para mostrar urgencia.</text:p>
        </text:list-item>
        <text:list-item>
          <text:p text:style-name="P37"><text:span text:style-name="Strong_20_Emphasis">Interacción:</text:span> Posibilidad de posponer recordatorios o vincularlos a aplicaciones como calendarios.</text:p>
        </text:list-item>
      </text:list>
      <text:h text:style-name="Heading_20_4" text:outline-level="4"><text:span text:style-name="Strong_20_Emphasis">Impacto en los estudiantes</text:span></text:h>
      <text:p text:style-name="Text_20_body">Este sistema reduce el estrés asociado a la gestión de plazos al proporcionar recordatorios constantes y accesibles, mejorando la planificación y la entrega oportuna de proyectos.</text:p>
      <text:h text:style-name="Heading_20_3" text:outline-level="3"><text:span text:style-name="Strong_20_Emphasis">2. Evaluación Socioeconómica mediante IA e Integración GPS</text:span></text:h>
      <text:p text:style-name="Text_20_body">El análisis de imágenes de fachadas y datos de localización GPS para estudios socioeconómicos permite una aproximación más objetiva y rápida.</text:p>
      <text:h text:style-name="Heading_20_4" text:outline-level="4"><text:span text:style-name="Strong_20_Emphasis">Procesamiento de datos</text:span></text:h>
      <text:list text:style-name="L18">
        <text:list-item>
          <text:p text:style-name="P40"><text:span text:style-name="Strong_20_Emphasis">Análisis de imágenes:</text:span> Modelos de IA identifican características arquitectónicas como materiales y diseño.</text:p>
        </text:list-item>
        <text:list-item>
          <text:p text:style-name="P39"><text:span text:style-name="Strong_20_Emphasis">Localización geográfica:</text:span> Los datos GPS enriquecen la evaluación con información contextual, como servicios cercanos y nivel de desarrollo de la zona.</text:p>
        </text:list-item>
      </text:list>
      <text:h text:style-name="Heading_20_4" text:outline-level="4"><text:span text:style-name="Strong_20_Emphasis">Ventajas del modelo</text:span></text:h>
      <text:list text:style-name="L19">
        <text:list-item>
          <text:p text:style-name="P42"><text:span text:style-name="Strong_20_Emphasis">Automatización:</text:span> Reducción del tiempo en estudios socioeconómicos.</text:p>
        </text:list-item>
        <text:list-item>
          <text:p text:style-name="P42"><text:span text:style-name="Strong_20_Emphasis">Precisión:</text:span> Combinación de IA con datos externos para mejores estimaciones.</text:p>
        </text:list-item>
        <text:list-item>
          <text:p text:style-name="P41"><text:span text:style-name="Strong_20_Emphasis">Privacidad:</text:span> Medidas como cifrado y anonimización para proteger la información sensible.</text:p>
        </text:list-item>
      </text:list>
      <text:p text:style-name="Text_20_body">Esta metodología promueve una evaluación más equitativa y transparente, esencial en procesos administrativos como la asignación de becas o apoyo financiero.</text:p>
      <text:h text:style-name="Heading_20_3" text:outline-level="3"><text:soft-page-break/><text:span text:style-name="Strong_20_Emphasis">3. Recolección y Uso de Datos Biométricos en Servicios Escolares</text:span></text:h>
      <text:p text:style-name="Text_20_body">El uso de biometría en servicios escolares ofrece soluciones para control de acceso, registro de asistencia y personalización de servicios.</text:p>
      <text:h text:style-name="Heading_20_4" text:outline-level="4"><text:span text:style-name="Strong_20_Emphasis">Implementación inicial</text:span></text:h>
      <text:list text:style-name="L20">
        <text:list-item>
          <text:p text:style-name="P44">Captura de datos biométricos al momento de la inscripción con dispositivos seguros.</text:p>
        </text:list-item>
        <text:list-item>
          <text:p text:style-name="P43">Asociación de biometrías a identificadores únicos, como matrículas.</text:p>
        </text:list-item>
      </text:list>
      <text:h text:style-name="Heading_20_4" text:outline-level="4"><text:span text:style-name="Strong_20_Emphasis">Aplicaciones principales</text:span></text:h>
      <text:list text:style-name="L21">
        <text:list-item>
          <text:p text:style-name="P46"><text:span text:style-name="Strong_20_Emphasis">Control de acceso:</text:span> Mayor seguridad en áreas restringidas.</text:p>
        </text:list-item>
        <text:list-item>
          <text:p text:style-name="P46"><text:span text:style-name="Strong_20_Emphasis">Registro automatizado:</text:span> Eliminación de métodos manuales para marcación de asistencia.</text:p>
        </text:list-item>
        <text:list-item>
          <text:p text:style-name="P45"><text:span text:style-name="Strong_20_Emphasis">Servicios personalizados:</text:span> Acceso simplificado a bibliotecas, comedores o transporte.</text:p>
        </text:list-item>
      </text:list>
      <text:h text:style-name="Heading_20_4" text:outline-level="4"><text:span text:style-name="Strong_20_Emphasis">Retos y soluciones</text:span></text:h>
      <text:list text:style-name="L22">
        <text:list-item>
          <text:p text:style-name="P48"><text:span text:style-name="Strong_20_Emphasis">Seguridad:</text:span> Cifrado avanzado y almacenamiento seguro.</text:p>
        </text:list-item>
        <text:list-item>
          <text:p text:style-name="P47"><text:span text:style-name="Strong_20_Emphasis">Cumplimiento normativo:</text:span> Adaptación a regulaciones locales y normas internacionales como el GDPR.</text:p>
        </text:list-item>
      </text:list>
      <text:p text:style-name="Text_20_body">Al integrar la biometría en sistemas educativos, la UNSIS mejora la eficiencia operativa y refuerza la seguridad, adaptándose a un entorno académico cada vez más tecnológico.</text:p>
      <text:h text:style-name="Heading_20_3" text:outline-level="3"><text:span text:style-name="Strong_20_Emphasis">Conclusión</text:span></text:h>
      <text:p text:style-name="Text_20_body">La integración de notificaciones inteligentes, IA para evaluación socioeconómica, y datos biométricos en los servicios escolares de la UNSIS representa un avance significativo hacia la digitalización y optimización administrativa. Estas estrategias no solo mejoran la experiencia estudiantil, sino que también garantizan procesos más precisos, seguros y equitativos. La implementación de estas soluciones marca un camino hacia la innovación educativa y administrativa en instituciones modernas.</text:p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1:07:41.705499550</meta:creation-date>
    <meta:editing-cycles>1</meta:editing-cycles>
    <meta:editing-duration>PT5H15M2S</meta:editing-duration>
    <dc:date>2024-12-03T17:07:05.331711603</dc:date>
    <meta:document-statistic meta:table-count="0" meta:image-count="0" meta:object-count="0" meta:page-count="2" meta:paragraph-count="36" meta:word-count="505" meta:character-count="3637" meta:non-whitespace-character-count="3184"/>
    <meta:generator>LibreOffice/24.2.6.2$Linux_X86_64 LibreOffice_project/420$Build-2</meta:generator>
  </office:meta>
</office:document-meta>
</file>